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bottom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3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1.609cm" fo:min-width="0cm" fo:padding-top="0.13cm" fo:padding-bottom="0.13cm" fo:padding-left="0.25cm" fo:padding-right="0.25cm" fo:wrap-option="wrap"/>
    </style:style>
    <style:style style:name="pr4" style:family="presentation" style:parent-style-name="Titel1-notes">
      <style:graphic-properties draw:fill-color="#ffffff" fo:min-height="12.433cm"/>
    </style:style>
    <style:style style:name="pr5" style:family="presentation" style:parent-style-name="Standard-title">
      <style:graphic-properties draw:auto-grow-height="true" fo:min-height="3.387cm"/>
    </style:style>
    <style:style style:name="pr6" style:family="presentation" style:parent-style-name="Standard-outline1">
      <style:graphic-properties fo:min-height="10.799cm"/>
    </style:style>
    <style:style style:name="pr7" style:family="presentation" style:parent-style-name="Standard-notes">
      <style:graphic-properties draw:fill-color="#ffffff" draw:auto-grow-height="true" fo:min-height="12.432cm"/>
    </style:style>
    <style:style style:name="pr8" style:family="presentation" style:parent-style-name="Standard-notes">
      <style:graphic-properties draw:fill-color="#ffffff" fo:min-height="12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176cm" fo:margin-right="0cm" fo:margin-top="0.105cm" fo:margin-bottom="0cm" fo:text-align="start" fo:text-indent="0cm"/>
    </style:style>
    <style:style style:name="P4" style:family="paragraph">
      <style:paragraph-properties fo:margin-left="0.176cm" fo:margin-right="0cm" fo:margin-top="0.105cm" fo:margin-bottom="0cm" fo:text-align="start" fo:text-indent="0cm" style:writing-mode="lr-tb" style:font-independent-line-spacing="true"/>
    </style:style>
    <style:style style:name="P5" style:family="paragraph">
      <style:paragraph-properties fo:line-height="150%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1" style:family="text">
      <style:text-properties fo:color="#ffffff" fo:language="de" fo:country="DE"/>
    </style:style>
    <style:style style:name="T2" style:family="text">
      <style:text-properties fo:color="#ffffff" fo:font-size="32pt" fo:language="de" fo:country="DE" style:font-size-asian="32pt" style:font-size-complex="32pt"/>
    </style:style>
    <style:style style:name="T3" style:family="text">
      <style:text-properties fo:color="#424456" fo:font-size="22pt" fo:language="de" fo:country="DE" style:font-family-asian="Arial" style:font-pitch-asian="variable" style:font-size-asian="22pt" style:font-family-complex="Arial" style:font-pitch-complex="variable" style:font-size-complex="22pt"/>
    </style:style>
    <text:list-style style:name="L1">
      <text:list-level-style-number text:level="1" style:num-format="">
        <style:list-level-properties/>
        <style:text-properties fo:color="#42445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a04da3" fo:font-size="100%"/>
      </text:list-level-style-number>
      <text:list-level-style-bullet text:level="2" text:bullet-char="▫">
        <style:list-level-properties text:space-before="1.142cm"/>
        <style:text-properties fo:font-family="Georgia" style:font-family-generic="roman" style:font-pitch="variable" fo:color="#438086" fo:font-size="100%"/>
      </text:list-level-style-bullet>
      <text:list-level-style-bullet text:level="3" text:bullet-char="">
        <style:list-level-properties text:space-before="1.953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</text:list-style>
    <text:list-style style:name="L3">
      <text:list-level-style-bullet text:level="1" text:bullet-char="•">
        <style:list-level-properties text:space-before="0.304cm" text:min-label-width="0.71cm"/>
        <style:text-properties fo:font-family="Georgia" style:font-family-generic="roman" style:font-pitch="variable" fo:color="#000000" fo:font-size="100%"/>
      </text:list-level-style-bullet>
      <text:list-level-style-bullet text:level="2" text:bullet-char="▫">
        <style:list-level-properties text:space-before="1.142cm" text:min-label-width="0.683cm"/>
        <style:text-properties fo:font-family="Georgia" style:font-family-generic="roman" style:font-pitch="variable" fo:color="#000000" fo:font-size="100%"/>
      </text:list-level-style-bullet>
      <text:list-level-style-bullet text:level="3" text:bullet-char="">
        <style:list-level-properties text:space-before="1.953cm" text:min-label-width="0.609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 text:min-label-width="0.556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a04da3" fo:font-size="45%"/>
      </text:list-level-style-bullet>
      <text:list-level-style-bullet text:level="2" text:bullet-char="●">
        <style:list-level-properties text:space-before="1.142cm"/>
        <style:text-properties fo:font-family="StarSymbol" style:font-charset="x-symbol" fo:color="#438086" fo:font-size="45%"/>
      </text:list-level-style-bullet>
      <text:list-level-style-bullet text:level="3" text:bullet-char="●">
        <style:list-level-properties text:space-before="1.953cm"/>
        <style:text-properties fo:font-family="StarSymbol" style:font-charset="x-symbol" fo:color="#53548a" fo:font-size="45%"/>
      </text:list-level-style-bullet>
      <text:list-level-style-bullet text:level="4" text:bullet-char="●">
        <style:list-level-properties text:space-before="2.72cm"/>
        <style:text-properties fo:font-family="StarSymbol" style:font-charset="x-symbol" fo:color="#53548a" fo:font-size="45%"/>
      </text:list-level-style-bullet>
      <text:list-level-style-bullet text:level="5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6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7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8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9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10" text:bullet-char="●">
        <style:list-level-properties text:space-before="3.351cm"/>
        <style:text-properties fo:font-family="StarSymbol" style:font-charset="x-symbol" fo:color="#a04da3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arge area X-ray detectors based on amorohous silicon technology Jean-Pierre Moy (1999)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195cm" svg:height="8.387cm" svg:x="0.582cm" svg:y="1.264cm" presentation:class="title" presentation:user-transformed="true">
          <draw:text-box>
            <text:p text:style-name="P1"><text:span text:style-name="T1"><text:line-break/></text:span><text:span text:style-name="T1">Portierung von OpenCV auf RIOT OS</text:span><text:span text:style-name="T1"><text:line-break/></text:span><text:span text:style-name="T1"><text:line-break/></text:span><text:span text:style-name="T2">Zwischenbericht</text:span><text:span text:style-name="T1"><text:line-break/></text:span><text:span text:style-name="T1"/></text:p>
          </draw:text-box>
        </draw:frame>
        <draw:frame presentation:style-name="pr2" draw:text-style-name="P2" draw:layer="layout" svg:width="13.758cm" svg:height="5.336cm" svg:x="1.27cm" svg:y="10.835cm">
          <draw:text-box>
            <text:p text:style-name="P3"><text:span text:style-name="T3">Freie Universität Berlin</text:span></text:p>
            <text:p text:style-name="P3"><text:span text:style-name="T3">Institut für Informatik </text:span></text:p>
            <text:p text:style-name="P3"><text:span text:style-name="T3">Softwareprojekt Telematik</text:span></text:p>
            <text:p text:style-name="P3"><text:span text:style-name="T3">SoSe 2013</text:span></text:p>
            <text:list text:style-name="L2">
              <text:list-item>
                <text:p text:style-name="P3"><text:span text:style-name="T3">Daniel Akrap &amp; Lidia Krus</text:span></text:p>
              </text:list-item>
            </text:list>
          </draw:text-box>
        </draw:frame>
        <draw:frame presentation:style-name="pr3" draw:text-style-name="P4" draw:layer="layout" svg:width="5.358cm" svg:height="1.869cm" svg:x="19.242cm" svg:y="16.6cm">
          <draw:text-box>
            <text:p text:style-name="P3"><text:span text:style-name="T3">11.06.2013</text:span></text:p>
          </draw:text-box>
        </draw:frame>
        <presentation:notes draw:style-name="dp2">
          <draw:page-thumbnail draw:style-name="gr1" draw:layer="layout" svg:width="13.812cm" svg:height="10.359cm" svg:x="2.619cm" svg:y="2.073cm" draw:page-number="1" presentation:class="page"/>
          <draw:frame presentation:style-name="pr4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647cm" svg:x="1.27cm" svg:y="2.833cm" presentation:class="title">
          <draw:text-box>
            <text:p>Inhalt</text:p>
          </draw:text-box>
        </draw:frame>
        <draw:frame presentation:style-name="pr6" draw:text-style-name="P5" draw:layer="layout" svg:width="22.86cm" svg:height="11.049cm" svg:x="1.27cm" svg:y="6.249cm" presentation:class="outline">
          <draw:text-box>
            <text:list text:style-name="L3">
              <text:list-item>
                <text:p text:style-name="P5">Portierungsprobleme</text:p>
              </text:list-item>
              <text:list-item>
                <text:p text:style-name="P5">OpenCV auf RIOT OS</text:p>
              </text:list-item>
              <text:list-item>
                <text:p text:style-name="P5">Quellen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" presentation:class="page"/>
          <draw:frame presentation:style-name="pr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647cm" svg:x="1.27cm" svg:y="2.833cm" presentation:class="title">
          <draw:text-box>
            <text:list text:style-name="L1">
              <text:list-item>
                <text:p>Portierungsprobleme</text:p>
              </text:list-item>
            </text:list>
          </draw:text-box>
        </draw:frame>
        <draw:frame presentation:style-name="pr6" draw:layer="layout" svg:width="22.86cm" svg:height="11.049cm" svg:x="1.27cm" svg:y="6.249cm" presentation:class="outline" presentation:user-transformed="true">
          <draw:text-box>
            <text:list text:style-name="L3">
              <text:list-item>
                <text:p>Keine komplette Unterstützung der Standard </text:p>
                <text:p>C++ Bibliothek seitens RIOT OS</text:p>
                <text:p/>
              </text:list-item>
              <text:list-item>
                <text:p>Input / Output Stream Library wird nicht unterstützt</text:p>
                <text:p/>
              </text:list-item>
              <text:list-item>
                <text:p>Verschiedene Toolchain – und Bibliotheksversionen für die Zielplattform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3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2.86cm" svg:height="3.647cm" svg:x="1.27cm" svg:y="2.833cm" presentation:class="title">
          <draw:text-box>
            <text:p>OpenCV auf RIOT OS</text:p>
          </draw:text-box>
        </draw:frame>
        <draw:frame presentation:style-name="pr6" draw:layer="layout" svg:width="22.86cm" svg:height="11.049cm" svg:x="1.34cm" svg:y="6.48cm" presentation:class="outline" presentation:user-transformed="true">
          <draw:text-box>
            <text:list text:style-name="L3">
              <text:list-item>
                <text:p text:style-name="P1">OpenCV lässt sich momentan nicht portieren</text:p>
                <text:p text:style-name="P1"/>
              </text:list-item>
              <text:list-item>
                <text:p text:style-name="P1">Einzelne Algorithmen, die keine Systemaufrufe benutzen, lassen sich portieren. </text:p>
                <text:p text:style-name="P1"/>
              </text:list-item>
              <text:list-item>
                <text:p text:style-name="P1">Ersetzen der Systemaufrufe durch C-Äquivalente um die gewünschten Funktionen nutzen zu können (BackgroundSubtractor usw.)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4" presentation:class="page"/>
          <draw:frame presentation:style-name="pr8" draw:text-style-name="P6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2.86cm" svg:height="3.647cm" svg:x="1.27cm" svg:y="2.833cm" presentation:class="title">
          <draw:text-box>
            <text:p text:style-name="P7">Quellen</text:p>
          </draw:text-box>
        </draw:frame>
        <draw:frame presentation:style-name="pr6" draw:layer="layout" svg:width="22.86cm" svg:height="11.049cm" svg:x="1.27cm" svg:y="6.249cm" presentation:class="outline" presentation:user-transformed="true">
          <draw:text-box>
            <text:list text:style-name="L4">
              <text:list-item>
                <text:p text:style-name="P8"><text:s/>Projekt SAFEST: </text:p>
                <text:p text:style-name="P8"><text:a xlink:href="http://safest.realmv6.org/" xlink:type="simple">http://safest.realmv6.org</text:a></text:p>
              </text:list-item>
              <text:list-item>
                <text:p text:style-name="P8"><text:s/>OpenCV: </text:p>
                <text:p text:style-name="P8"><text:a xlink:href="http://opencv.org/" xlink:type="simple">http://opencv.org</text:a></text:p>
              </text:list-item>
              <text:list-item>
                <text:p text:style-name="P8"><text:s/>RIOT OS: </text:p>
                <text:p text:style-name="P8"><text:a xlink:href="http://www.riot-os.org/" xlink:type="simple">http://www.riot-os.org</text:a></text:p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5" presentation:class="page"/>
          <draw:frame presentation:style-name="pr8" draw:layer="layout" svg:width="15.24cm" svg:height="12.432cm" svg:x="1.905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de" fo:country="DE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000000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000000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2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3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438086" draw:opacity="5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42445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43808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53548a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ffffff" draw:opacity="4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ffffff" draw:opacity="2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solid" draw:fill-color="#ffffff" draw:opacity="3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3" style:family="graphic" style:parent-style-name="standard">
      <style:graphic-properties draw:stroke="none" draw:fill="solid" draw:fill-color="#438086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none" draw:fill="solid" draw:fill-color="#438086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8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0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3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5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6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7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8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9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0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2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3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24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5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7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MT4" style:family="text">
      <style:text-properties fo:color="#438086" fo:font-size="8pt" fo:language="de" fo:country="DE" style:font-size-asian="8pt" style:font-size-complex="8pt"/>
    </style:style>
    <style:style style:name="MT5" style:family="text">
      <style:text-properties fo:color="#ffffff" fo:language="de" fo:country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3808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1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8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8cm" svg:x="10.783cm" svg:y="26.24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83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03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6cm" svg:height="3.647cm" svg:x="1.27cm" svg:y="2.833cm" presentation:class="title" presentation:placeholder="true">
        <draw:text-box/>
      </draw:frame>
      <draw:frame presentation:style-name="Standard-outline1" draw:layer="backgroundobjects" svg:width="22.86cm" svg:height="11.049cm" svg:x="1.27cm" svg:y="6.249cm" presentation:class="outline" presentation:placeholder="true">
        <draw:text-box/>
      </draw:frame>
      <draw:frame presentation:style-name="Mpr1" draw:layer="backgroundobjects" svg:width="2.659cm" svg:height="1.271cm" svg:x="18.295cm" svg:y="1.702cm" presentation:class="date-time">
        <draw:text-box>
          <text:list text:style-name="ML1">
            <text:list-header>
              <text:p><text:span text:style-name="MT2"><text:date style:data-style-name="D3" text:date-value="2013-06-10">10.06.13</text:date></text:span></text:p>
            </text:list-header>
          </text:list>
        </draw:text-box>
      </draw:frame>
      <draw:frame presentation:style-name="Mpr1" draw:layer="backgroundobjects" svg:width="3.682cm" svg:height="1.271cm" svg:x="14.605cm" svg:y="1.702cm" presentation:class="footer">
        <draw:text-box>
          <text:p/>
        </draw:text-box>
      </draw:frame>
      <draw:frame presentation:style-name="Mpr2" draw:layer="backgroundobjects" svg:width="2.116cm" svg:height="1.023cm" svg:x="22.706cm" svg:y="-0.0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3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4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3.812cm" svg:height="10.359cm" svg:x="2.619cm" svg:y="2.073cm" presentation:class="page"/>
        <draw:frame presentation:style-name="Standard-notes" draw:layer="backgroundobjects" svg:width="15.24cm" svg:height="12.432cm" svg:x="1.905cm" svg:y="13.122cm" presentation:class="notes" presentation:placeholder="true">
          <draw:text-box/>
        </draw:frame>
        <draw:frame presentation:style-name="Mpr5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6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Rechteck 19" draw:style-name="Mgr5" draw:text-style-name="MP3" draw:layer="backgroundobjects" svg:width="10.372cm" svg:height="0.252cm" svg:x="15.028cm" svg:y="10.583cm">
        <text:p/>
        <draw:enhanced-geometry svg:viewBox="0 0 21600 21600" draw:mirror-vertical="true" draw:type="rectangle" draw:enhanced-path="M 0 0 L 21600 0 21600 21600 0 21600 0 0 Z N"/>
      </draw:custom-shape>
      <draw:custom-shape draw:name="Rechteck 20" draw:style-name="Mgr3" draw:text-style-name="MP3" draw:layer="backgroundobjects" svg:width="10.372cm" svg:height="0.533cm" svg:x="15.028cm" svg:y="10.808cm">
        <text:p/>
        <draw:enhanced-geometry svg:viewBox="0 0 21600 21600" draw:mirror-vertical="true" draw:type="rectangle" draw:enhanced-path="M 0 0 L 21600 0 21600 21600 0 21600 0 0 Z N"/>
      </draw:custom-shape>
      <draw:custom-shape draw:name="Rechteck 23" draw:style-name="Mgr13" draw:text-style-name="MP3" draw:layer="backgroundobjects" svg:width="10.372cm" svg:height="0.026cm" svg:x="15.028cm" svg:y="11.43cm">
        <text:p/>
        <draw:enhanced-geometry svg:viewBox="0 0 21600 21600" draw:mirror-vertical="true" draw:type="rectangle" draw:enhanced-path="M 0 0 L 21600 0 21600 21600 0 21600 0 0 Z N"/>
      </draw:custom-shape>
      <draw:custom-shape draw:name="Rechteck 24" draw:style-name="Mgr14" draw:text-style-name="MP3" draw:layer="backgroundobjects" svg:width="5.46cm" svg:height="0.053cm" svg:x="15.028cm" svg:y="11.549cm">
        <text:p/>
        <draw:enhanced-geometry svg:viewBox="0 0 21600 21600" draw:mirror-vertical="true" draw:type="rectangle" draw:enhanced-path="M 0 0 L 21600 0 21600 21600 0 21600 0 0 Z N"/>
      </draw:custom-shape>
      <draw:custom-shape draw:name="Rechteck 25" draw:style-name="Mgr13" draw:text-style-name="MP3" draw:layer="backgroundobjects" svg:width="5.46cm" svg:height="0.026cm" svg:x="15.028cm" svg:y="11.664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26" draw:style-name="Mgr6" draw:text-style-name="MP3" draw:layer="backgroundobjects" svg:width="8.511cm" svg:height="0.075cm" svg:x="15.028cm" svg:y="11.00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40" draw:style-name="Mgr6" draw:text-style-name="MP3" draw:layer="backgroundobjects" svg:width="4.445cm" svg:height="0.101cm" svg:x="20.492cm" svg:y="11.2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41" draw:style-name="Mgr3" draw:text-style-name="MP3" draw:layer="backgroundobjects" svg:width="25.4cm" svg:height="0.679cm" svg:x="0cm" svg:y="10.138cm">
        <text:p/>
        <draw:enhanced-geometry svg:viewBox="0 0 21600 21600" draw:type="rectangle" draw:enhanced-path="M 0 0 L 21600 0 21600 21600 0 21600 0 0 Z N"/>
      </draw:custom-shape>
      <draw:custom-shape draw:name="Rechteck 42" draw:style-name="Mgr5" draw:text-style-name="MP3" draw:layer="backgroundobjects" svg:width="25.4cm" svg:height="0.392cm" svg:x="0cm" svg:y="10.209cm">
        <text:p/>
        <draw:enhanced-geometry svg:viewBox="0 0 21600 21600" draw:type="rectangle" draw:enhanced-path="M 0 0 L 21600 0 21600 21600 0 21600 0 0 Z N"/>
      </draw:custom-shape>
      <draw:custom-shape draw:name="Rechteck 43" draw:style-name="Mgr5" draw:text-style-name="MP3" draw:layer="backgroundobjects" svg:width="7.585cm" svg:height="0.688cm" svg:x="17.815cm" svg:y="10.12cm">
        <text:p/>
        <draw:enhanced-geometry svg:viewBox="0 0 21600 21600" draw:mirror-vertical="true" draw:type="rectangle" draw:enhanced-path="M 0 0 L 21600 0 21600 21600 0 21600 0 0 Z N"/>
      </draw:custom-shape>
      <draw:custom-shape draw:name="Rechteck 44" draw:style-name="Mgr4" draw:text-style-name="MP3" draw:layer="backgroundobjects" svg:width="25.4cm" svg:height="10.283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2.86cm" svg:height="3.647cm" svg:x="1.27cm" svg:y="2.833cm" presentation:class="title" presentation:placeholder="true">
        <draw:text-box/>
      </draw:frame>
      <draw:frame presentation:style-name="Titel1-outline1" draw:layer="backgroundobjects" svg:width="22.86cm" svg:height="11.049cm" svg:x="1.27cm" svg:y="6.249cm" presentation:class="outline" presentation:placeholder="true">
        <draw:text-box/>
      </draw:frame>
      <draw:frame presentation:style-name="Mpr7" draw:text-style-name="MP9" draw:layer="backgroundobjects" svg:width="2.668cm" svg:height="1.271cm" svg:x="18.627cm" svg:y="11.686cm" presentation:class="date-time">
        <draw:text-box>
          <text:list text:style-name="ML2">
            <text:list-header>
              <text:p text:style-name="MP8"><text:span text:style-name="MT4"><text:date style:data-style-name="D3" text:date-value="2013-06-10">10.06.13</text:date></text:span></text:p>
            </text:list-header>
          </text:list>
        </draw:text-box>
      </draw:frame>
      <draw:frame presentation:style-name="Mpr8" draw:text-style-name="MP10" draw:layer="backgroundobjects" svg:width="3.599cm" svg:height="1.271cm" svg:x="15.027cm" svg:y="11.681cm" presentation:class="footer">
        <draw:text-box>
          <text:p/>
        </draw:text-box>
      </draw:frame>
      <draw:frame presentation:style-name="Mpr9" draw:text-style-name="MP10" draw:layer="backgroundobjects" svg:width="2.077cm" svg:height="1.277cm" svg:x="23.11cm" svg:y="-0.259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0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1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3.812cm" svg:height="10.359cm" svg:x="2.619cm" svg:y="2.073cm" presentation:class="page"/>
        <draw:frame presentation:style-name="Titel1-notes" draw:layer="backgroundobjects" svg:width="15.24cm" svg:height="12.432cm" svg:x="1.905cm" svg:y="13.122cm" presentation:class="notes" presentation:placeholder="true">
          <draw:text-box/>
        </draw:frame>
        <draw:frame presentation:style-name="Mpr12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13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83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03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2.86cm" svg:height="3.647cm" svg:x="1.27cm" svg:y="2.833cm" presentation:class="title" presentation:placeholder="true">
        <draw:text-box/>
      </draw:frame>
      <draw:frame presentation:style-name="Titel2-outline1" draw:layer="backgroundobjects" svg:width="22.86cm" svg:height="11.049cm" svg:x="1.27cm" svg:y="6.249cm" presentation:class="outline" presentation:placeholder="true">
        <draw:text-box/>
      </draw:frame>
      <draw:frame presentation:style-name="Mpr14" draw:text-style-name="MP9" draw:layer="backgroundobjects" svg:width="2.659cm" svg:height="1.271cm" svg:x="18.295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6-10">10.06.13</text:date></text:span></text:p>
            </text:list-header>
          </text:list>
        </draw:text-box>
      </draw:frame>
      <draw:frame presentation:style-name="Mpr15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draw:frame presentation:style-name="Mpr16" draw:text-style-name="MP10" draw:layer="backgroundobjects" svg:width="3.682cm" svg:height="1.271cm" svg:x="14.605cm" svg:y="1.702cm" presentation:class="footer">
        <draw:text-box>
          <text:p/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7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8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3.812cm" svg:height="10.359cm" svg:x="2.619cm" svg:y="2.073cm" presentation:class="page"/>
        <draw:frame presentation:style-name="Titel2-notes" draw:layer="backgroundobjects" svg:width="15.24cm" svg:height="12.432cm" svg:x="1.905cm" svg:y="13.122cm" presentation:class="notes" presentation:placeholder="true">
          <draw:text-box/>
        </draw:frame>
        <draw:frame presentation:style-name="Mpr19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0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83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03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2.86cm" svg:height="3.647cm" svg:x="1.27cm" svg:y="2.833cm" presentation:class="title" presentation:placeholder="true">
        <draw:text-box/>
      </draw:frame>
      <draw:frame presentation:style-name="Titel3-outline1" draw:layer="backgroundobjects" svg:width="22.86cm" svg:height="11.049cm" svg:x="1.27cm" svg:y="6.249cm" presentation:class="outline" presentation:placeholder="true">
        <draw:text-box/>
      </draw:frame>
      <draw:frame presentation:style-name="Mpr21" draw:text-style-name="MP9" draw:layer="backgroundobjects" svg:width="2.659cm" svg:height="1.271cm" svg:x="18.286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6-10">10.06.13</text:date></text:span></text:p>
            </text:list-header>
          </text:list>
        </draw:text-box>
      </draw:frame>
      <draw:frame presentation:style-name="Mpr22" draw:text-style-name="MP10" draw:layer="backgroundobjects" svg:width="3.682cm" svg:height="1.271cm" svg:x="14.605cm" svg:y="1.702cm" presentation:class="footer">
        <draw:text-box>
          <text:p/>
        </draw:text-box>
      </draw:frame>
      <draw:frame presentation:style-name="Mpr23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24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25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3.812cm" svg:height="10.359cm" svg:x="2.619cm" svg:y="2.073cm" presentation:class="page"/>
        <draw:frame presentation:style-name="Titel3-notes" draw:layer="backgroundobjects" svg:width="15.24cm" svg:height="12.432cm" svg:x="1.905cm" svg:y="13.122cm" presentation:class="notes" presentation:placeholder="true">
          <draw:text-box/>
        </draw:frame>
        <draw:frame presentation:style-name="Mpr26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7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arge area X-ray detectors based on amorohous silicon technology</dc:title>
    <meta:initial-creator>dakrap</meta:initial-creator>
    <meta:creation-date>2013-01-23T22:23:20</meta:creation-date>
    <dc:creator>Daniel Akrap</dc:creator>
    <dc:date>2013-06-10T18:54:19</dc:date>
    <meta:print-date>2013-01-24T20:16:32</meta:print-date>
    <meta:editing-cycles>90</meta:editing-cycles>
    <meta:generator>LibreOffice/4.0.3.3$Linux_X86_64 LibreOffice_project/400m0$Build-3</meta:generator>
    <meta:editing-duration>PT5H17M8S</meta:editing-duration>
    <meta:document-statistic meta:object-count="129"/>
  </office:meta>
</office:document-meta>
</file>